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5pt" fo:font-weight="bold" officeooo:rsid="00e2cf1a" officeooo:paragraph-rsid="00045009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Liberation Serif" fo:font-size="15pt" fo:font-weight="bold" officeooo:rsid="00e7cc8d" officeooo:paragraph-rsid="00045009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Liberation Serif" fo:font-size="15pt" fo:font-weight="normal" officeooo:rsid="00e7cc8d" officeooo:paragraph-rsid="00045009" style:font-size-asian="15pt" style:font-weight-asian="normal" style:font-size-complex="15pt" style:font-weight-complex="normal"/>
    </style:style>
    <style:style style:name="P4" style:family="paragraph" style:parent-style-name="Standard">
      <style:text-properties style:font-name="Liberation Serif" fo:font-size="15pt" fo:font-weight="normal" officeooo:rsid="00e96349" officeooo:paragraph-rsid="00045009" style:font-size-asian="15pt" style:font-weight-asian="normal" style:font-size-complex="1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D5333 ΕΜΜΑΝΟΥΗΛ ΖΑΧΑΡΙΑΣ</text:p>
      <text:p text:style-name="P1"/>
      <text:p text:style-name="P2">Oδηγίες εγκατάστασης</text:p>
      <text:p text:style-name="P3">npm install express <text:line-break/>npm install mysql2 <text:s text:c="2"/></text:p>
      <text:p text:style-name="P3">npm install cors <text:s text:c="4"/><text:line-break/>npm install express-session</text:p>
      <text:p text:style-name="P3">npm install groq-sdk <text:s text:c="2"/></text:p>
      <text:p text:style-name="P3">npm install sokcet.io</text:p>
      <text:p text:style-name="P4">node app.js</text:p>
      <text:p text:style-name="P3">http://localhost:8081/Home.html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2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3T05:08:41.775007000</meta:creation-date>
    <dc:title>Default</dc:title>
    <meta:editing-cycles>2</meta:editing-cycles>
    <meta:generator>LibreOffice/25.2.3.1$MacOSX_X86_64 LibreOffice_project/d8d1af5f77df955194e52baabe19324532ac8e8b</meta:generator>
    <meta:editing-duration>PT20S</meta:editing-duration>
    <dc:date>2026-01-23T05:09:02.042319000</dc:date>
    <meta:document-statistic meta:table-count="0" meta:image-count="0" meta:object-count="0" meta:page-count="1" meta:paragraph-count="8" meta:word-count="26" meta:character-count="223" meta:non-whitespace-character-count="193"/>
    <meta:template xlink:type="simple" xlink:actuate="onRequest" xlink:title="Default" xlink:href="../../../../Applications/LibreOffice.app/Contents/Resources/template/common/styles/Default.ott" meta:date="2026-01-23T05:08:41.592250000"/>
  </office:meta>
</office:document-meta>
</file>